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2" style:family="paragraph" style:parent-style-name="Standard">
      <style:text-properties style:font-name="Arial" fo:font-weight="bold" style:font-weight-asian="bold" style:font-name-complex="Arial1" style:font-size-complex="12pt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officeooo:paragraph-rsid="00050f55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/>
    </style:style>
    <style:style style:name="P6" style:family="paragraph" style:parent-style-name="Standard">
      <style:text-properties style:font-name="Arial" fo:font-weight="bold" style:font-weight-asian="bold" style:font-name-complex="Arial1" style:font-size-complex="12pt"/>
    </style:style>
    <style:style style:name="P7" style:family="paragraph" style:parent-style-name="Standard">
      <style:text-properties style:font-name="Arial" style:font-name-complex="Arial1" style:font-size-complex="12pt"/>
    </style:style>
    <style:style style:name="T1" style:family="text">
      <style:text-properties style:font-name="Arial" fo:font-weight="bold" style:font-weight-asian="bold" style:font-name-complex="Arial1" style:font-size-complex="12pt"/>
    </style:style>
    <style:style style:name="T2" style:family="text">
      <style:text-properties style:font-name="Arial" fo:font-weight="bold" officeooo:rsid="000312ca" style:font-weight-asian="bold" style:font-name-complex="Arial1" style:font-size-complex="12pt"/>
    </style:style>
    <style:style style:name="T3" style:family="text">
      <style:text-properties style:font-name="Arial" fo:font-weight="bold" officeooo:rsid="00081790" style:font-weight-asian="bold" style:font-name-complex="Arial1" style:font-size-complex="12pt"/>
    </style:style>
    <style:style style:name="T4" style:family="text">
      <style:text-properties style:font-name="Arial" style:font-name-complex="Arial1" style:font-size-complex="12pt"/>
    </style:style>
    <style:style style:name="T5" style:family="text">
      <style:text-properties style:font-name="Arial" officeooo:rsid="000312ca" style:font-name-complex="Arial1" style:font-size-complex="12pt"/>
    </style:style>
    <style:style style:name="T6" style:family="text">
      <style:text-properties style:font-name="Arial" officeooo:rsid="0003d73d" style:font-name-complex="Arial1" style:font-size-complex="12pt"/>
    </style:style>
    <style:style style:name="T7" style:family="text">
      <style:text-properties style:font-name="Arial" officeooo:rsid="00050f55" style:font-name-complex="Arial1" style:font-size-complex="12pt"/>
    </style:style>
    <style:style style:name="T8" style:family="text">
      <style:text-properties style:font-name="Arial" officeooo:rsid="00068002" style:font-name-complex="Arial1" style:font-size-complex="12pt"/>
    </style:style>
    <style:style style:name="T9" style:family="text">
      <style:text-properties style:font-name="Arial" officeooo:rsid="00081790" style:font-name-complex="Arial1" style:font-size-complex="12pt"/>
    </style:style>
    <style:style style:name="T10" style:family="text">
      <style:text-properties style:font-name="Arial" fo:font-weight="normal" officeooo:rsid="00081790" style:font-weight-asian="normal" style:font-name-complex="Arial1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de Programação Para Design</text:p>
      <text:p text:style-name="P5">David Wandeson Vaz de Castro - 419015</text:p>
      <text:p text:style-name="P1"/>
      <text:p text:style-name="P2">1 – O que você fez no trabalho?</text:p>
      <text:p text:style-name="P3"><text:span text:style-name="T4">Primeiramente criei uma classe e a exportei, e logo após, </text:span><text:span text:style-name="T7">criei variáveis utilizando um modificador de acesso ‘private’, </text:span><text:span text:style-name="T8">e consequentemente todos os seus Getters e Setters</text:span><text:span text:style-name="T7">. </text:span><text:span text:style-name="T8">Depois, </text:span><text:span text:style-name="T4">inicializando os elementos que compõem o objeto </text:span><text:span text:style-name="T7">utilizando um construtor</text:span><text:span text:style-name="T4">, fiz todos os métodos responsáveis pelo funcionamento do mesmo. São eles, os métodos, ‘abastecer()’, ‘andarCarro()’, ‘insertPassageiros()’, ‘outPassageiros()’, </text:span><text:span text:style-name="T8">respectivamente, tendo as funções de abastecer o carro, fazer o carro andar, caso o tanque esteja com gasolina suficiente e com passageiro, inserir um passageiro, e retirar um passageiro</text:span><text:span text:style-name="T4">.</text:span></text:p>
      <text:p text:style-name="Standard"><text:span text:style-name="T4"><text:tab/>No método andarCarro(), para calcular o valor exato do que foi gasto por quilometragem, eu resolvi multiplicar o valor dos quilômetros digitados pelo usuário por 0.1 e subtraí-lo do valor do combustível, dessa maneira, o valor de redução do combustível seria </text:span><text:span text:style-name="T6">um valor</text:span><text:span text:style-name="T4"> exato. EX: Quantidade de combustível : 10, quantidade de </text:span><text:span text:style-name="T8">Km </text:span><text:span text:style-name="T4">digitados pelo usuário : 23. Valor do combustível após o trajeto: <text:s/>7,7. Porém com essa solução veio um problema, se o usuário digitasse, uma distância </text:span><text:span text:style-name="T5">que gastasse um valor maior do que o combustível armazenada, ele simplesmente acrescentava a quilometragem, e deixava o valor do combustível negativo, mas utilizando uma lógica bem elaborada, consegui resolver tal erro. </text:span><text:span text:style-name="T9">Fiz todas as validações necessárias para não ocorrer nenhum erro, porém, ainda não sei como proibir(validar) o usuário de digitar uma string onde deveria digitar um numero. Então criei a página Principal(main), que vai executar os métodos, com todos os comandos necessários.</text:span></text:p>
      <text:p text:style-name="P2"/>
      <text:p text:style-name="P2">2 – Com quem você fez o trabalho?</text:p>
      <text:p text:style-name="P7"><text:tab/>Sozinho.</text:p>
      <text:p text:style-name="P2">3 – O que você aprendeu e sabe fazer?</text:p>
      <text:p text:style-name="Standard"><text:span text:style-name="T1"><text:tab/></text:span><text:span text:style-name="T2"> </text:span><text:span text:style-name="T10"><text:s/>Encontrei poucas dificuldades, já citadas acima, no Item 1, mas fui me virando.</text:span></text:p>
      <text:p text:style-name="P2">4 – Quanto tempo você levou para fazer a atividade?</text:p>
      <text:p text:style-name="Standard"><text:span text:style-name="T4"><text:tab/></text:span><text:span text:style-name="T6">Entre 30 a 60 minutos.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astro</meta:initial-creator>
    <meta:editing-cycles>8</meta:editing-cycles>
    <meta:creation-date>2018-09-03T17:25:00</meta:creation-date>
    <dc:date>2018-09-10T19:45:06.045869999</dc:date>
    <meta:editing-duration>PT3H27M50S</meta:editing-duration>
    <meta:generator>LibreOffice/6.0.3.2$Linux_X86_64 LibreOffice_project/00m0$Build-2</meta:generator>
    <meta:document-statistic meta:table-count="0" meta:image-count="0" meta:object-count="0" meta:page-count="1" meta:paragraph-count="11" meta:word-count="297" meta:character-count="1914" meta:non-whitespace-character-count="16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